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D000001C2A405E756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2" style:family="graphic" style:parent-style-name="standard">
      <style:graphic-properties draw:stroke="solid" svg:stroke-width="0.019cm" svg:stroke-color="#000000" draw:stroke-linejoin="miter" draw:fill="none" draw:fill-color="#e6e6e6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19cm" svg:stroke-color="#000000" draw:stroke-linejoin="miter" draw:fill="none" draw:fill-color="#219cde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019cm" svg:stroke-color="#000000" draw:stroke-linejoin="miter" draw:fill="none" draw:fill-color="#9ae4dd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7" style:family="graphic" style:parent-style-name="standard">
      <style:graphic-properties draw:stroke="solid" svg:stroke-width="0.019cm" svg:stroke-color="#000000" draw:stroke-linejoin="miter" draw:fill="none" draw:fill-color="#00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8" style:family="graphic" style:parent-style-name="standard">
      <style:graphic-properties draw:stroke="solid" svg:stroke-width="0.019cm" svg:stroke-color="#000000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9" style:family="graphic" style:parent-style-name="standard">
      <style:graphic-properties draw:stroke="solid" svg:stroke-width="0.01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10" style:family="graphic" style:parent-style-name="standard">
      <style:graphic-properties draw:stroke="dash" draw:stroke-dash="Dash_20_2" svg:stroke-width="0.019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objectwithoutfill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102cm" svg:stroke-color="#ff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000000" draw:marker-start-width="0.352cm" draw:marker-end-width="0.352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fo:min-height="0.713cm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2cm" fo:min-width="0.842cm" fo:padding-top="0cm" fo:padding-bottom="0cm" fo:padding-left="0cm" fo:padding-right="0cm" fo:wrap-option="wrap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2cm" fo:min-width="0.841cm" fo:padding-top="0cm" fo:padding-bottom="0cm" fo:padding-left="0cm" fo:padding-right="0cm" fo:wrap-option="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1.06cm" fo:padding-top="0cm" fo:padding-bottom="0cm" fo:padding-left="0cm" fo:padding-right="0cm" fo:wrap-option="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323cm" fo:min-width="1.277cm" fo:padding-top="0cm" fo:padding-bottom="0cm" fo:padding-left="0cm" fo:padding-right="0cm" fo:wrap-option="wrap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1.298cm" fo:padding-top="0cm" fo:padding-bottom="0cm" fo:padding-left="0cm" fo:padding-right="0cm" fo:wrap-option="wrap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1.081cm" fo:padding-top="0cm" fo:padding-bottom="0cm" fo:padding-left="0cm" fo:padding-right="0cm" fo:wrap-option="wrap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1.322cm" fo:padding-top="0cm" fo:padding-bottom="0cm" fo:padding-left="0cm" fo:padding-right="0cm" fo:wrap-option="wrap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65cm" fo:min-width="1.155cm" fo:padding-top="0cm" fo:padding-bottom="0cm" fo:padding-left="0cm" fo:padding-right="0cm" fo:wrap-option="wrap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1.321cm" fo:padding-top="0cm" fo:padding-bottom="0cm" fo:padding-left="0cm" fo:padding-right="0cm" fo:wrap-option="wrap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0.603cm" fo:padding-top="0cm" fo:padding-bottom="0cm" fo:padding-left="0cm" fo:padding-right="0cm" fo:wrap-option="wrap"/>
    </style:style>
    <style:style style:name="gr27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3cm" fo:min-width="0.624cm" fo:padding-top="0cm" fo:padding-bottom="0cm" fo:padding-left="0cm" fo:padding-right="0cm" fo:wrap-option="wrap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532cm" fo:min-width="0.743cm" fo:padding-top="0cm" fo:padding-bottom="0cm" fo:padding-left="0cm" fo:padding-right="0cm" fo:wrap-option="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691cm" fo:min-width="0.603cm" fo:padding-top="0cm" fo:padding-bottom="0cm" fo:padding-left="0cm" fo:padding-right="0cm" fo:wrap-option="wrap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style:paragraph-properties style:writing-mode="lr-tb"/>
      <style:text-properties fo:font-size="12pt"/>
    </style:style>
    <style:style style:name="P3" style:family="paragraph">
      <style:paragraph-properties fo:line-height="150%" fo:text-align="center" style:writing-mode="lr-tb"/>
    </style:style>
    <style:style style:name="P4" style:family="paragraph">
      <style:paragraph-properties fo:line-height="150%" fo:text-align="center"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style:writing-mode="lr-tb"/>
      <style:text-properties fo:color="#ff0000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style:writing-mode="lr-tb"/>
      <style:text-properties fo:color="#ff0000" fo:font-size="12pt" fo:font-weight="bold" style:font-weight-asian="bold" style:font-weight-complex="bold"/>
    </style:style>
    <style:style style:name="P10" style:family="paragraph">
      <style:paragraph-properties style:writing-mode="lr-tb"/>
      <style:text-properties fo:color="#ff0000" fo:font-family="Calibri" style:font-family-generic="swiss" style:font-pitch="variable" fo:font-size="12pt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color="#ff0000" fo:font-family="Calibri" style:font-family-generic="swiss" style:font-pitch="variable" fo:font-size="20pt" style:font-size-asian="20pt" style:font-size-complex="20pt"/>
    </style:style>
    <style:style style:name="P13" style:family="paragraph">
      <style:paragraph-properties fo:text-align="center"/>
      <style:text-properties fo:color="#000000" fo:font-family="Calibri" style:font-family-generic="swiss" style:font-pitch="variable"/>
    </style:style>
    <style:style style:name="P14" style:family="paragraph">
      <style:paragraph-properties fo:text-align="center"/>
      <style:text-properties fo:color="#ff0000" fo:font-family="Calibri" style:font-family-generic="swiss" style:font-pitch="variable" fo:font-size="18pt" style:font-size-asian="18pt" style:font-size-complex="18pt"/>
    </style:style>
    <style:style style:name="P15" style:family="paragraph">
      <style:paragraph-properties fo:text-align="center"/>
      <style:text-properties fo:color="#000000" fo:font-family="Calibri" style:font-family-generic="swiss" style:font-pitch="variable" fo:font-size="18pt"/>
    </style:style>
    <style:style style:name="P16" style:family="paragraph">
      <style:paragraph-properties fo:line-height="150%" fo:text-align="center" style:writing-mode="lr-tb"/>
      <style:text-properties fo:font-family="Calibri" style:font-family-generic="swiss" style:font-pitch="variable" fo:font-size="16pt" style:font-size-asian="16pt" style:font-size-complex="16pt"/>
    </style:style>
    <style:style style:name="P17" style:family="paragraph">
      <style:paragraph-properties style:writing-mode="lr-tb"/>
      <style:text-properties fo:font-family="Calibri" style:font-family-generic="swiss" style:font-pitch="variable" fo:font-size="15pt" fo:font-weight="normal" style:font-size-asian="15pt" style:font-weight-asian="normal" style:font-size-complex="15pt" style:font-weight-complex="normal"/>
    </style:style>
    <style:style style:name="P18" style:family="paragraph">
      <style:paragraph-properties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19" style:family="paragraph">
      <style:paragraph-properties style:writing-mode="lr-tb"/>
      <style:text-properties fo:color="#000000" fo:font-family="Calibri" style:font-family-generic="swiss" style:font-pitch="variable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fo:color="#000000" fo:font-family="Arial" style:font-family-generic="swiss" style:font-pitch="variable" fo:font-size="18pt" fo:language="en" fo:country="US" fo:font-weight="bold" style:font-family-asian="'Times New Roman'" style:font-family-generic-asian="roman" style:font-pitch-asian="variable" style:font-size-asian="18pt" style:font-weight-asian="bold" style:font-family-complex="Arial" style:font-family-generic-complex="swiss" style:font-pitch-complex="variable" style:font-size-complex="18pt" style:language-complex="ar" style:country-complex="SA" style:font-weight-complex="bold"/>
    </style:style>
    <style:style style:name="T2" style:family="text">
      <style:text-properties fo:color="#000000" fo:font-family="Arial" style:font-family-generic="swiss" style:font-pitch="variable" fo:font-size="14pt" fo:language="en" fo:country="US" fo:font-weight="bold" style:font-family-asian="'Times New Roman'" style:font-family-generic-asian="roman" style:font-pitch-asian="variable" style:font-size-asian="14pt" style:font-weight-asian="bold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T3" style:family="text">
      <style:text-properties fo:color="#000000" fo:font-family="Arial" style:font-family-generic="swiss" style:font-pitch="variable" fo:font-size="15pt" fo:language="en" fo:country="US" fo:font-weight="bold" style:font-family-asian="'Times New Roman'" style:font-family-generic-asian="roman" style:font-pitch-asian="variable" style:font-size-asian="15pt" style:font-weight-asian="bold" style:font-family-complex="Arial" style:font-family-generic-complex="swiss" style:font-pitch-complex="variable" style:font-size-complex="15pt" style:language-complex="ar" style:country-complex="SA" style:font-weight-complex="bold"/>
    </style:style>
    <style:style style:name="T4" style:family="text">
      <style:text-properties fo:color="#ff0000" fo:font-family="Arial" style:font-family-generic="swiss" style:font-pitch="variable" fo:font-size="14pt" fo:language="en" fo:country="US" fo:font-weight="bold" style:font-family-asian="'Times New Roman'" style:font-family-generic-asian="roman" style:font-pitch-asian="variable" style:font-size-asian="14pt" style:font-weight-asian="bold" style:font-family-complex="Arial" style:font-family-generic-complex="swiss" style:font-pitch-complex="variable" style:font-size-complex="14pt" style:language-complex="ar" style:country-complex="SA" style:font-weight-complex="bold"/>
    </style:style>
    <style:style style:name="T5" style:family="text">
      <style:text-properties fo:color="#ff0000" fo:font-family="Calibri" style:font-family-generic="swiss" style:font-pitch="variable"/>
    </style:style>
    <style:style style:name="T6" style:family="text">
      <style:text-properties fo:color="#008000" fo:font-family="Calibri" style:font-family-generic="swiss" style:font-pitch="variable"/>
    </style:style>
    <style:style style:name="T7" style:family="text">
      <style:text-properties fo:color="#000000" fo:font-family="Calibri" style:font-family-generic="swiss" style:font-pitch="variable"/>
    </style:style>
    <style:style style:name="T8" style:family="text">
      <style:text-properties fo:color="#ff0000" fo:font-family="Calibri" style:font-family-generic="swiss" style:font-pitch="variable" fo:font-size="18pt" style:font-size-asian="18pt" style:font-size-complex="18pt"/>
    </style:style>
    <style:style style:name="T9" style:family="text">
      <style:text-properties fo:color="#000000" fo:font-family="Calibri" style:font-family-generic="swiss" style:font-pitch="variable" fo:font-size="18pt"/>
    </style:style>
    <style:style style:name="T10" style:family="text">
      <style:text-properties fo:color="#000000" fo:font-family="Calibri" style:font-family-generic="swiss" style:font-pitch="variable" fo:font-size="16pt" fo:language="en" fo:country="US" fo:font-weight="bold" style:font-family-asian="'Times New Roman'" style:font-family-generic-asian="roman" style:font-pitch-asian="variable" style:font-size-asian="16pt" style:font-weight-asian="bold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T11" style:family="text">
      <style:text-properties fo:color="#000000" fo:font-family="Calibri" style:font-family-generic="swiss" style:font-pitch="variable" fo:font-size="15pt" fo:language="en" fo:country="US" fo:font-weight="normal" style:font-family-asian="'Times New Roman'" style:font-family-generic-asian="roman" style:font-pitch-asian="variable" style:font-size-asian="15pt" style:font-weight-asian="normal" style:font-family-complex="Arial" style:font-family-generic-complex="swiss" style:font-pitch-complex="variable" style:font-size-complex="15pt" style:language-complex="ar" style:country-complex="SA" style:font-weight-complex="normal"/>
    </style:style>
    <style:style style:name="T12" style:family="text">
      <style:text-properties fo:color="#000000" fo:font-family="Arial" style:font-family-generic="swiss" style:font-pitch="variable" fo:font-size="15pt" fo:language="en" fo:country="US" fo:font-weight="normal" style:font-family-asian="'Times New Roman'" style:font-family-generic-asian="roman" style:font-pitch-asian="variable" style:font-size-asian="15pt" style:font-weight-asian="normal" style:font-family-complex="Arial" style:font-family-generic-complex="swiss" style:font-pitch-complex="variable" style:font-size-complex="15pt" style:language-complex="ar" style:country-complex="SA" style:font-weight-complex="normal"/>
    </style:style>
    <style:style style:name="T13" style:family="text">
      <style:text-properties fo:color="#000000" fo:font-family="Calibri" style:font-family-generic="swiss" style:font-pitch="variable" fo:font-size="15pt" fo:language="en" fo:country="US" fo:font-style="italic" fo:font-weight="normal" style:font-family-asian="'Times New Roman'" style:font-family-generic-asian="roman" style:font-pitch-asian="variable" style:font-size-asian="15pt" style:font-style-asian="italic" style:font-weight-asian="normal" style:font-family-complex="Arial" style:font-family-generic-complex="swiss" style:font-pitch-complex="variable" style:font-size-complex="15pt" style:language-complex="ar" style:country-complex="SA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25.046cm" svg:height="9.987cm" svg:x="3.454cm" svg:y="5cm">
            <text:p/>
          </draw:rect>
          <draw:custom-shape draw:style-name="gr2" draw:text-style-name="P2" xml:id="id17" draw:id="id17" draw:layer="layout" svg:width="5.609cm" svg:height="1.054cm" svg:x="13.391cm" svg:y="5.64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4" draw:layer="layout" svg:width="4.526cm" svg:height="0.749cm" svg:x="13.974cm" svg:y="5.751cm">
            <draw:text-box>
              <text:p text:style-name="P3"><text:span text:style-name="T1">ROOT Service</text:span></text:p>
              <text:p text:style-name="P3"><text:span text:style-name="T1"/></text:p>
            </draw:text-box>
          </draw:frame>
          <draw:custom-shape draw:style-name="gr4" draw:text-style-name="P2" draw:layer="layout" svg:width="2.485cm" svg:height="0.941cm" svg:x="8.218cm" svg:y="8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967cm" svg:height="0.556cm" svg:x="9.087cm" svg:y="8.383cm">
            <draw:text-box>
              <text:p text:style-name="P5"><text:span text:style-name="T2">BP1</text:span></text:p>
            </draw:text-box>
          </draw:frame>
          <draw:custom-shape draw:style-name="gr4" draw:text-style-name="P2" draw:layer="layout" svg:width="2.481cm" svg:height="0.941cm" svg:x="14.924cm" svg:y="8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967cm" svg:height="0.556cm" svg:x="15.787cm" svg:y="8.383cm">
            <draw:text-box>
              <text:p text:style-name="P5"><text:span text:style-name="T2">BP2</text:span></text:p>
            </draw:text-box>
          </draw:frame>
          <draw:custom-shape draw:style-name="gr4" draw:text-style-name="P2" draw:layer="layout" svg:width="2.484cm" svg:height="0.941cm" svg:x="21.574cm" svg:y="8.1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967cm" svg:height="0.556cm" svg:x="22.44cm" svg:y="8.383cm">
            <draw:text-box draw:corner-radius="0.087cm">
              <text:p text:style-name="P5"><text:span text:style-name="T2">BP3</text:span></text:p>
            </draw:text-box>
          </draw:frame>
          <draw:custom-shape draw:style-name="gr6" draw:text-style-name="P2" draw:layer="layout" svg:width="1.908cm" svg:height="0.837cm" svg:x="5.875cm" svg:y="10.5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217cm" svg:height="0.556cm" svg:x="6.357cm" svg:y="10.704cm">
            <draw:text-box>
              <text:p text:style-name="P5"><text:span text:style-name="T2">BP11</text:span></text:p>
            </draw:text-box>
          </draw:frame>
          <draw:custom-shape draw:style-name="gr7" draw:text-style-name="P2" draw:layer="layout" svg:width="1.785cm" svg:height="0.941cm" svg:x="4.496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467cm" svg:height="0.556cm" svg:x="4.66cm" svg:y="12.654cm">
            <draw:text-box>
              <text:p text:style-name="P5"><text:span text:style-name="T2">BP111</text:span></text:p>
            </draw:text-box>
          </draw:frame>
          <draw:custom-shape draw:style-name="gr7" draw:text-style-name="P2" draw:layer="layout" svg:width="2.018cm" svg:height="0.941cm" svg:x="7.088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492cm" svg:height="0.556cm" svg:x="7.451cm" svg:y="12.607cm">
            <draw:text-box>
              <text:p text:style-name="P5"><text:span text:style-name="T2">BP112</text:span></text:p>
            </draw:text-box>
          </draw:frame>
          <draw:custom-shape draw:style-name="gr8" draw:text-style-name="P2" draw:layer="layout" svg:width="3.079cm" svg:height="0.474cm" svg:x="5.192cm" svg:y="11.909cm">
            <text:p/>
            <draw:enhanced-geometry svg:viewBox="0 0 1372 307" draw:mirror-horizontal="false" draw:mirror-vertical="false" draw:type="non-primitive" draw:enhanced-path="M 1372 307 L 1372 0 0 0 0 307 N"/>
          </draw:custom-shape>
          <draw:line draw:style-name="gr9" draw:text-style-name="P1" draw:layer="layout" svg:x1="6.782cm" svg:y1="11.441cm" svg:x2="6.782cm" svg:y2="11.911cm">
            <text:p/>
          </draw:line>
          <draw:custom-shape draw:style-name="gr6" draw:text-style-name="P2" draw:layer="layout" svg:width="2.195cm" svg:height="0.941cm" svg:x="10.951cm" svg:y="10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242cm" svg:height="0.556cm" svg:x="11.345cm" svg:y="10.729cm">
            <draw:text-box>
              <text:p text:style-name="P5"><text:span text:style-name="T2">BP12</text:span></text:p>
            </draw:text-box>
          </draw:frame>
          <draw:custom-shape draw:style-name="gr7" draw:text-style-name="P2" draw:layer="layout" svg:width="1.667cm" svg:height="0.941cm" svg:x="9.459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9.589cm" svg:y="12.607cm">
            <draw:text-box>
              <text:p text:style-name="P5"><text:span text:style-name="T2">BP121</text:span></text:p>
            </draw:text-box>
          </draw:frame>
          <draw:custom-shape draw:style-name="gr7" draw:text-style-name="P2" draw:layer="layout" svg:width="1.919cm" svg:height="0.941cm" svg:x="12.44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12.574cm" svg:y="12.654cm">
            <draw:text-box>
              <text:p text:style-name="P5"><text:span text:style-name="T2">BP122</text:span></text:p>
            </draw:text-box>
          </draw:frame>
          <draw:custom-shape draw:style-name="gr8" draw:text-style-name="P2" draw:layer="layout" svg:width="3.075cm" svg:height="0.474cm" svg:x="10.158cm" svg:y="11.90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11.746cm" svg:y1="11.441cm" svg:x2="11.746cm" svg:y2="11.911cm">
            <text:p/>
          </draw:line>
          <draw:custom-shape draw:style-name="gr6" draw:text-style-name="P2" draw:layer="layout" svg:width="1.833cm" svg:height="0.941cm" svg:x="19.392cm" svg:y="10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7" draw:layer="layout" svg:width="1.327cm" svg:height="0.589cm" svg:x="19.746cm" svg:y="10.729cm">
            <draw:text-box>
              <text:p text:style-name="P5"><text:span text:style-name="T3">BP31</text:span></text:p>
            </draw:text-box>
          </draw:frame>
          <draw:custom-shape draw:style-name="gr7" draw:text-style-name="P2" draw:layer="layout" svg:width="2.113cm" svg:height="0.941cm" svg:x="17.902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18.101cm" svg:y="12.654cm">
            <draw:text-box>
              <text:p text:style-name="P5"><text:span text:style-name="T2">BP313</text:span></text:p>
            </draw:text-box>
          </draw:frame>
          <draw:custom-shape draw:style-name="gr7" draw:text-style-name="P2" draw:layer="layout" svg:width="2.019cm" svg:height="0.941cm" svg:x="20.418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20.618cm" svg:y="12.641cm">
            <draw:text-box>
              <text:p text:style-name="P5"><text:span text:style-name="T2">BP312</text:span></text:p>
            </draw:text-box>
          </draw:frame>
          <draw:custom-shape draw:style-name="gr8" draw:text-style-name="P2" draw:layer="layout" svg:width="3.077cm" svg:height="0.474cm" svg:x="18.596cm" svg:y="11.90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20.186cm" svg:y1="11.441cm" svg:x2="20.186cm" svg:y2="11.911cm">
            <text:p/>
          </draw:line>
          <draw:custom-shape draw:style-name="gr6" draw:text-style-name="P2" draw:layer="layout" svg:width="2.122cm" svg:height="0.941cm" svg:x="24.355cm" svg:y="10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7" draw:layer="layout" svg:width="1.327cm" svg:height="0.589cm" svg:x="24.703cm" svg:y="10.729cm">
            <draw:text-box>
              <text:p text:style-name="P5"><text:span text:style-name="T3">BP32</text:span></text:p>
            </draw:text-box>
          </draw:frame>
          <draw:custom-shape draw:style-name="gr7" draw:text-style-name="P2" draw:layer="layout" svg:width="1.996cm" svg:height="0.941cm" svg:x="22.863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23.005cm" svg:y="12.654cm">
            <draw:text-box>
              <text:p text:style-name="P5"><text:span text:style-name="T2">BP321</text:span></text:p>
            </draw:text-box>
          </draw:frame>
          <draw:custom-shape draw:style-name="gr7" draw:text-style-name="P2" draw:layer="layout" svg:width="1.845cm" svg:height="0.941cm" svg:x="25.845cm" svg:y="12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1.518cm" svg:height="0.556cm" svg:x="25.983cm" svg:y="12.654cm">
            <draw:text-box>
              <text:p text:style-name="P5"><text:span text:style-name="T2">BP322</text:span></text:p>
            </draw:text-box>
          </draw:frame>
          <draw:custom-shape draw:style-name="gr8" draw:text-style-name="P2" draw:layer="layout" svg:width="3.076cm" svg:height="0.474cm" svg:x="23.562cm" svg:y="11.90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25.152cm" svg:y1="11.441cm" svg:x2="25.152cm" svg:y2="11.911cm">
            <text:p/>
          </draw:line>
          <draw:line draw:style-name="gr9" draw:text-style-name="P1" draw:layer="layout" svg:x1="6.684cm" svg:y1="10.56cm" svg:x2="6.684cm" svg:y2="9.56cm">
            <text:p/>
          </draw:line>
          <draw:custom-shape draw:style-name="gr8" draw:text-style-name="P2" draw:layer="layout" svg:width="5.065cm" svg:height="0.94cm" svg:x="6.681cm" svg:y="9.56cm">
            <text:p/>
            <draw:enhanced-geometry svg:viewBox="0 0 2257 608" draw:mirror-horizontal="false" draw:mirror-vertical="false" draw:type="non-primitive" draw:enhanced-path="M 0 0 L 2257 0 2257 608 N"/>
          </draw:custom-shape>
          <draw:line draw:style-name="gr9" draw:text-style-name="P1" draw:layer="layout" svg:x1="9.459cm" svg:y1="9.09cm" svg:x2="9.459cm" svg:y2="9.56cm">
            <text:p/>
          </draw:line>
          <draw:custom-shape draw:style-name="gr8" draw:text-style-name="P2" draw:layer="layout" svg:width="4.962cm" svg:height="0.94cm" svg:x="20.187cm" svg:y="9.56cm">
            <text:p/>
            <draw:enhanced-geometry svg:viewBox="0 0 2212 608" draw:mirror-horizontal="false" draw:mirror-vertical="false" draw:type="non-primitive" draw:enhanced-path="M 0 608 L 0 0 2212 0 2212 608 N"/>
          </draw:custom-shape>
          <draw:line draw:style-name="gr9" draw:text-style-name="P1" draw:layer="layout" svg:x1="22.863cm" svg:y1="9.09cm" svg:x2="22.863cm" svg:y2="9.56cm">
            <text:p/>
          </draw:line>
          <draw:custom-shape draw:style-name="gr8" draw:text-style-name="P2" draw:layer="layout" svg:width="13.405cm" svg:height="0.474cm" svg:x="9.459cm" svg:y="7.679cm">
            <text:p/>
            <draw:enhanced-geometry svg:viewBox="0 0 5973 306" draw:mirror-horizontal="false" draw:mirror-vertical="false" draw:type="non-primitive" draw:enhanced-path="M 5973 306 L 5973 0 0 0 0 306 N"/>
          </draw:custom-shape>
          <draw:line draw:style-name="gr9" draw:text-style-name="P1" xml:id="id16" draw:id="id16" draw:layer="layout" svg:x1="16.214cm" svg:y1="7.679cm" svg:x2="16.214cm" svg:y2="8.151cm">
            <text:p/>
          </draw:line>
          <draw:custom-shape draw:style-name="gr7" draw:text-style-name="P2" draw:layer="layout" svg:width="1.188cm" svg:height="0.657cm" svg:x="5.888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xml:id="id13" draw:id="id13" draw:layer="layout" svg:width="0.692cm" svg:height="0.556cm" svg:x="6.227cm" svg:y="14.351cm">
            <draw:text-box>
              <text:p text:style-name="P5"><text:span text:style-name="T2">AP</text:span></text:p>
            </draw:text-box>
          </draw:frame>
          <draw:custom-shape draw:style-name="gr7" draw:text-style-name="P2" xml:id="id10" draw:id="id10" draw:layer="layout" svg:width="1.192cm" svg:height="0.657cm" svg:x="3.5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717cm" svg:height="0.556cm" svg:x="3.817cm" svg:y="14.251cm">
            <draw:text-box>
              <text:p text:style-name="P5"><text:span text:style-name="T2">OS</text:span></text:p>
            </draw:text-box>
          </draw:frame>
          <draw:custom-shape draw:style-name="gr8" draw:text-style-name="P2" draw:layer="layout" svg:width="2.286cm" svg:height="0.47cm" svg:x="4.197cm" svg:y="13.793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5.289cm" svg:y1="13.324cm" svg:x2="5.289cm" svg:y2="13.794cm">
            <text:p/>
          </draw:line>
          <draw:custom-shape draw:style-name="gr7" draw:text-style-name="P2" xml:id="id1" draw:id="id1" draw:layer="layout" svg:width="1.189cm" svg:height="0.657cm" svg:x="14.028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692cm" svg:height="0.556cm" svg:x="14.351cm" svg:y="14.295cm">
            <draw:text-box>
              <text:p text:style-name="P5"><text:span text:style-name="T2">AP</text:span></text:p>
            </draw:text-box>
          </draw:frame>
          <draw:custom-shape draw:style-name="gr7" draw:text-style-name="P2" draw:layer="layout" svg:width="1.189cm" svg:height="0.657cm" svg:x="11.746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717cm" svg:height="0.556cm" svg:x="12.057cm" svg:y="14.395cm">
            <draw:text-box>
              <text:p text:style-name="P5"><text:span text:style-name="T2">OS</text:span></text:p>
            </draw:text-box>
          </draw:frame>
          <draw:custom-shape draw:style-name="gr8" draw:text-style-name="P2" draw:layer="layout" svg:width="2.288cm" svg:height="0.47cm" svg:x="12.337cm" svg:y="13.793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13.431cm" svg:y1="13.324cm" svg:x2="13.431cm" svg:y2="13.794cm">
            <text:p/>
          </draw:line>
          <draw:custom-shape draw:style-name="gr7" draw:text-style-name="P2" draw:layer="layout" svg:width="1.193cm" svg:height="0.657cm" svg:x="19.19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692cm" svg:height="0.556cm" svg:x="19.512cm" svg:y="14.251cm">
            <draw:text-box>
              <text:p text:style-name="P5"><text:span text:style-name="T2">AP</text:span></text:p>
            </draw:text-box>
          </draw:frame>
          <draw:custom-shape draw:style-name="gr7" draw:text-style-name="P2" xml:id="id4" draw:id="id4" draw:layer="layout" svg:width="1.188cm" svg:height="0.657cm" svg:x="16.908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717cm" svg:height="0.556cm" svg:x="17.222cm" svg:y="14.251cm">
            <draw:text-box>
              <text:p text:style-name="P5"><text:span text:style-name="T2">OS</text:span></text:p>
            </draw:text-box>
          </draw:frame>
          <draw:custom-shape draw:style-name="gr8" draw:text-style-name="P2" draw:layer="layout" svg:width="2.282cm" svg:height="0.47cm" svg:x="17.506cm" svg:y="13.793cm">
            <text:p/>
            <draw:enhanced-geometry svg:viewBox="0 0 1017 304" draw:mirror-horizontal="false" draw:mirror-vertical="false" draw:type="non-primitive" draw:enhanced-path="M 0 304 L 0 0 1017 0 1017 304 N"/>
          </draw:custom-shape>
          <draw:line draw:style-name="gr10" draw:text-style-name="P1" draw:layer="layout" svg:x1="18.596cm" svg:y1="13.324cm" svg:x2="18.596cm" svg:y2="13.794cm">
            <text:p/>
          </draw:line>
          <draw:custom-shape draw:style-name="gr7" draw:text-style-name="P2" draw:layer="layout" svg:width="1.194cm" svg:height="0.657cm" svg:x="27.133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draw:layer="layout" svg:width="0.692cm" svg:height="0.556cm" svg:x="27.457cm" svg:y="14.351cm">
            <draw:text-box>
              <text:p text:style-name="P5"><text:span text:style-name="T2">AP</text:span></text:p>
            </draw:text-box>
          </draw:frame>
          <draw:custom-shape draw:style-name="gr7" draw:text-style-name="P2" draw:layer="layout" svg:width="1.189cm" svg:height="0.657cm" svg:x="24.853cm" svg:y="14.26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6" xml:id="id7" draw:id="id7" draw:layer="layout" svg:width="0.717cm" svg:height="0.556cm" svg:x="25.259cm" svg:y="14.351cm">
            <draw:text-box>
              <text:p text:style-name="P5"><text:span text:style-name="T2">OS</text:span></text:p>
            </draw:text-box>
          </draw:frame>
          <draw:custom-shape draw:style-name="gr8" draw:text-style-name="P2" draw:layer="layout" svg:width="2.289cm" svg:height="0.47cm" svg:x="25.444cm" svg:y="13.793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26.538cm" svg:y1="13.324cm" svg:x2="26.538cm" svg:y2="13.794cm">
            <text:p/>
          </draw:line>
          <draw:custom-shape draw:style-name="gr7" draw:text-style-name="P2" xml:id="id11" draw:id="id11" draw:layer="layout" svg:width="1.192cm" svg:height="0.656cm" svg:x="1.5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0.853cm" svg:height="0.556cm" svg:x="1.7cm" svg:y="16.193cm">
            <draw:text-box>
              <text:p text:style-name="P5"><text:span text:style-name="T4">chk</text:span></text:p>
            </draw:text-box>
          </draw:frame>
          <draw:custom-shape draw:style-name="gr7" draw:text-style-name="P2" xml:id="id12" draw:id="id12" draw:layer="layout" svg:width="1.19cm" svg:height="0.656cm" svg:x="3.614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0.853cm" svg:height="0.556cm" svg:x="3.812cm" svg:y="16.193cm">
            <draw:text-box>
              <text:p text:style-name="P5"><text:span text:style-name="T4">chk</text:span></text:p>
            </draw:text-box>
          </draw:frame>
          <draw:frame draw:style-name="gr3" draw:text-style-name="P6" draw:layer="layout" svg:width="0.849cm" svg:height="0.708cm" svg:x="2.971cm" svg:y="16.149cm">
            <draw:text-box>
              <text:p text:style-name="P5"><text:span text:style-name="T2">...</text:span></text:p>
            </draw:text-box>
          </draw:frame>
          <draw:custom-shape draw:style-name="gr7" draw:text-style-name="P2" xml:id="id14" draw:id="id14" draw:layer="layout" svg:width="1.19cm" svg:height="0.656cm" svg:x="5.163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0.853cm" svg:height="0.556cm" svg:x="5.362cm" svg:y="16.193cm">
            <draw:text-box>
              <text:p text:style-name="P5"><text:span text:style-name="T4">chk</text:span></text:p>
            </draw:text-box>
          </draw:frame>
          <draw:custom-shape draw:style-name="gr7" draw:text-style-name="P2" xml:id="id15" draw:id="id15" draw:layer="layout" svg:width="1.192cm" svg:height="0.656cm" svg:x="7.416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0.853cm" svg:height="0.556cm" svg:x="7.615cm" svg:y="16.193cm">
            <draw:text-box>
              <text:p text:style-name="P5"><text:span text:style-name="T4">chk</text:span></text:p>
            </draw:text-box>
          </draw:frame>
          <draw:frame draw:style-name="gr3" draw:text-style-name="P6" draw:layer="layout" svg:width="0.849cm" svg:height="0.708cm" svg:x="6.774cm" svg:y="16.149cm">
            <draw:text-box>
              <text:p text:style-name="P5"><text:span text:style-name="T2">...</text:span></text:p>
            </draw:text-box>
          </draw:frame>
          <draw:custom-shape draw:style-name="gr7" draw:text-style-name="P2" xml:id="id2" draw:id="id2" draw:layer="layout" svg:width="1.193cm" svg:height="0.656cm" svg:x="12.985cm" svg:y="16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0.853cm" svg:height="0.556cm" svg:x="13.185cm" svg:y="16.176cm">
            <draw:text-box>
              <text:p text:style-name="P5"><text:span text:style-name="T4">chk</text:span></text:p>
            </draw:text-box>
          </draw:frame>
          <draw:custom-shape draw:style-name="gr7" draw:text-style-name="P2" xml:id="id3" draw:id="id3" draw:layer="layout" svg:width="1.192cm" svg:height="0.656cm" svg:x="15.098cm" svg:y="16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9" draw:layer="layout" svg:width="0.99cm" svg:height="0.707cm" svg:x="15.3cm" svg:y="16.176cm">
            <draw:text-box>
              <text:p text:style-name="P5"><text:span text:style-name="T4">chk</text:span></text:p>
            </draw:text-box>
          </draw:frame>
          <draw:frame draw:style-name="gr3" draw:text-style-name="P6" draw:layer="layout" svg:width="0.848cm" svg:height="0.708cm" svg:x="14.598cm" svg:y="16.132cm">
            <draw:text-box>
              <text:p text:style-name="P5"><text:span text:style-name="T2">...</text:span></text:p>
            </draw:text-box>
          </draw:frame>
          <draw:custom-shape draw:style-name="gr7" draw:text-style-name="P2" draw:layer="layout" svg:width="1.191cm" svg:height="0.656cm" svg:x="16.572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10" xml:id="id5" draw:id="id5" draw:layer="layout" svg:width="1.326cm" svg:height="0.707cm" svg:x="16.674cm" svg:y="16.193cm">
            <draw:text-box>
              <text:p text:style-name="P5"><text:span text:style-name="T4">chk</text:span></text:p>
            </draw:text-box>
          </draw:frame>
          <draw:custom-shape draw:style-name="gr7" draw:text-style-name="P2" xml:id="id6" draw:id="id6" draw:layer="layout" svg:width="1.191cm" svg:height="0.656cm" svg:x="18.544cm" svg:y="16.16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0.853cm" svg:height="0.556cm" svg:x="18.744cm" svg:y="16.193cm">
            <draw:text-box>
              <text:p text:style-name="P5"><text:span text:style-name="T4">chk</text:span></text:p>
            </draw:text-box>
          </draw:frame>
          <draw:frame draw:style-name="gr3" draw:text-style-name="P6" draw:layer="layout" svg:width="0.849cm" svg:height="0.708cm" svg:x="17.902cm" svg:y="16.149cm">
            <draw:text-box>
              <text:p text:style-name="P5"><text:span text:style-name="T2">...</text:span></text:p>
            </draw:text-box>
          </draw:frame>
          <draw:custom-shape draw:style-name="gr7" draw:text-style-name="P2" xml:id="id8" draw:id="id8" draw:layer="layout" svg:width="1.192cm" svg:height="0.656cm" svg:x="24.113cm" svg:y="16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8" draw:layer="layout" svg:width="1.186cm" svg:height="0.707cm" svg:x="24.314cm" svg:y="16.176cm">
            <draw:text-box>
              <text:p text:style-name="P5"><text:span text:style-name="T4">chk</text:span></text:p>
            </draw:text-box>
          </draw:frame>
          <draw:custom-shape draw:style-name="gr7" draw:text-style-name="P2" xml:id="id9" draw:id="id9" draw:layer="layout" svg:width="1.191cm" svg:height="0.656cm" svg:x="26.368cm" svg:y="16.1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8" draw:layer="layout" svg:width="0.853cm" svg:height="0.556cm" svg:x="26.637cm" svg:y="16.176cm">
            <draw:text-box>
              <text:p text:style-name="P5"><text:span text:style-name="T4">chk</text:span></text:p>
            </draw:text-box>
          </draw:frame>
          <draw:frame draw:style-name="gr3" draw:text-style-name="P6" draw:layer="layout" svg:width="0.775cm" svg:height="0.708cm" svg:x="25.725cm" svg:y="16.132cm">
            <draw:text-box draw:corner-radius="0.275cm">
              <text:p text:style-name="P5"><text:span text:style-name="T2">...</text:span></text:p>
            </draw:text-box>
          </draw:frame>
          <draw:connector draw:style-name="gr11" draw:text-style-name="P11" draw:layer="layout" draw:type="line" svg:x1="14.622cm" svg:y1="14.92cm" svg:x2="13.581cm" svg:y2="16.144cm" draw:start-shape="id1" draw:start-glue-point="2" draw:end-shape="id2" draw:end-glue-point="0" svg:d="m14622 14920-1041 1224" svg:viewBox="0 0 1042 1225">
            <text:p/>
          </draw:connector>
          <draw:connector draw:style-name="gr11" draw:text-style-name="P11" draw:layer="layout" draw:type="line" svg:x1="14.622cm" svg:y1="14.92cm" svg:x2="15.694cm" svg:y2="16.144cm" draw:start-shape="id1" draw:start-glue-point="2" draw:end-shape="id3" draw:end-glue-point="0" svg:d="m14622 14920 1072 1224" svg:viewBox="0 0 1073 1225">
            <text:p/>
          </draw:connector>
          <draw:connector draw:style-name="gr11" draw:text-style-name="P11" draw:layer="layout" draw:type="line" svg:x1="17.502cm" svg:y1="14.92cm" svg:x2="17.337cm" svg:y2="16.193cm" draw:start-shape="id4" draw:start-glue-point="2" draw:end-shape="id5" draw:end-glue-point="0" svg:d="m17502 14920-165 1273" svg:viewBox="0 0 166 1274">
            <text:p/>
          </draw:connector>
          <draw:connector draw:style-name="gr11" draw:text-style-name="P11" draw:layer="layout" draw:type="line" svg:x1="17.502cm" svg:y1="14.92cm" svg:x2="19.139cm" svg:y2="16.161cm" draw:start-shape="id4" draw:start-glue-point="2" draw:end-shape="id6" draw:end-glue-point="0" svg:d="m17502 14920 1637 1241" svg:viewBox="0 0 1638 1242">
            <text:p/>
          </draw:connector>
          <draw:connector draw:style-name="gr11" draw:text-style-name="P11" draw:layer="layout" draw:type="line" svg:x1="25.617cm" svg:y1="14.907cm" svg:x2="24.709cm" svg:y2="16.144cm" draw:start-shape="id7" draw:start-glue-point="2" draw:end-shape="id8" draw:end-glue-point="0" svg:d="m25617 14907-908 1237" svg:viewBox="0 0 909 1238">
            <text:p/>
          </draw:connector>
          <draw:connector draw:style-name="gr11" draw:text-style-name="P11" draw:layer="layout" draw:type="line" svg:x1="25.617cm" svg:y1="14.907cm" svg:x2="26.963cm" svg:y2="16.144cm" draw:start-shape="id7" draw:start-glue-point="2" draw:end-shape="id9" draw:end-glue-point="0" svg:d="m25617 14907 1346 1237" svg:viewBox="0 0 1347 1238">
            <text:p/>
          </draw:connector>
          <draw:connector draw:style-name="gr11" draw:text-style-name="P11" draw:layer="layout" draw:type="line" svg:x1="4.096cm" svg:y1="14.92cm" svg:x2="2.096cm" svg:y2="16.161cm" draw:start-shape="id10" draw:start-glue-point="2" draw:end-shape="id11" draw:end-glue-point="0" svg:d="m4096 14920-2000 1241" svg:viewBox="0 0 2001 1242">
            <text:p/>
          </draw:connector>
          <draw:connector draw:style-name="gr11" draw:text-style-name="P11" draw:layer="layout" draw:type="line" svg:x1="4.096cm" svg:y1="14.92cm" svg:x2="4.209cm" svg:y2="16.161cm" draw:start-shape="id10" draw:start-glue-point="2" draw:end-shape="id12" draw:end-glue-point="0" svg:d="m4096 14920 113 1241" svg:viewBox="0 0 114 1242">
            <text:p/>
          </draw:connector>
          <draw:connector draw:style-name="gr11" draw:text-style-name="P11" draw:layer="layout" draw:type="line" svg:x1="6.573cm" svg:y1="14.907cm" svg:x2="5.758cm" svg:y2="16.161cm" draw:start-shape="id13" draw:start-glue-point="2" draw:end-shape="id14" draw:end-glue-point="0" svg:d="m6573 14907-815 1254" svg:viewBox="0 0 816 1255">
            <text:p/>
          </draw:connector>
          <draw:connector draw:style-name="gr11" draw:text-style-name="P11" draw:layer="layout" draw:type="line" svg:x1="6.573cm" svg:y1="14.907cm" svg:x2="8.012cm" svg:y2="16.161cm" draw:start-shape="id13" draw:start-glue-point="2" draw:end-shape="id15" draw:end-glue-point="0" svg:d="m6573 14907 1439 1254" svg:viewBox="0 0 1440 1255">
            <text:p/>
          </draw:connector>
          <draw:connector draw:style-name="gr12" draw:text-style-name="P11" draw:layer="layout" draw:type="line" svg:x1="16.214cm" svg:y1="7.679cm" svg:x2="16.195cm" svg:y2="6.7cm" draw:start-shape="id16" draw:start-glue-point="0" draw:end-shape="id17" draw:end-glue-point="2" svg:d="m16214 7679-19-979" svg:viewBox="0 0 20 980">
            <text:p/>
          </draw:connector>
        </draw:g>
      </draw:page>
      <draw:page draw:name="page2" draw:style-name="dp1" draw:master-page-name="Default">
        <draw:frame draw:style-name="gr13" draw:text-style-name="P11" draw:layer="layout" svg:width="22.938cm" svg:height="10.858cm" svg:x="4.1cm" svg:y="5.576cm">
          <draw:image xlink:href="Pictures/10000000000003FD000001C2A405E756.png" xlink:type="simple" xlink:show="embed" xlink:actuate="onLoad">
            <text:p/>
          </draw:image>
        </draw:frame>
        <draw:custom-shape draw:style-name="gr14" draw:text-style-name="P11" draw:layer="layout" svg:width="1.2cm" svg:height="1.2cm" svg:x="2.8cm" svg:y="15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1" draw:layer="layout" svg:width="1.4cm" svg:height="9.4cm" svg:x="2.7cm" svg:y="5.601cm">
          <text:p/>
          <draw:enhanced-geometry svg:viewBox="0 0 21600 21600" draw:glue-points="21600 0 0 10800 21600 21600" draw:text-areas="13800 ?f9 21600 ?f10" draw:type="left-brace" draw:modifiers="1800 10553.004999468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2" draw:layer="layout" svg:width="5.4cm" svg:height="1.801cm" draw:transform="rotate (1.5707963267949) translate (1.04cm 18.801cm)">
          <draw:text-box>
            <text:p text:style-name="P11"><text:span text:style-name="T5">Checks</text:span></text:p>
            <text:p text:style-name="P11"><text:span text:style-name="T6">(Raw severities)</text:span></text:p>
          </draw:text-box>
        </draw:frame>
        <draw:frame draw:style-name="gr16" draw:text-style-name="P13" draw:layer="layout" svg:width="6.792cm" svg:height="1.801cm" draw:transform="rotate (1.5707963267949) translate (1.04cm 13.801cm)">
          <draw:text-box>
            <text:p text:style-name="P11"><text:span text:style-name="T7">Business processes, high level services</text:span></text:p>
          </draw:text-box>
        </draw:frame>
      </draw:page>
      <draw:page draw:name="page3" draw:style-name="dp1" draw:master-page-name="Default">
        <draw:custom-shape draw:style-name="gr14" draw:text-style-name="P11" draw:layer="layout" svg:width="1.2cm" svg:height="1.2cm" svg:x="2.8cm" svg:y="15.30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5" draw:text-style-name="P11" draw:layer="layout" svg:width="1.4cm" svg:height="9.4cm" svg:x="2.7cm" svg:y="5.601cm">
          <text:p/>
          <draw:enhanced-geometry svg:viewBox="0 0 21600 21600" draw:glue-points="21600 0 0 10800 21600 21600" draw:text-areas="13800 ?f9 21600 ?f10" draw:type="left-brace" draw:modifiers="1800 10553.004999468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4" draw:layer="layout" svg:width="3.301cm" svg:height="1.026cm" draw:transform="rotate (1.5707963267949) translate (1.64cm 17.801cm)">
          <draw:text-box>
            <text:p text:style-name="P11"><text:span text:style-name="T8">Services IT</text:span></text:p>
          </draw:text-box>
        </draw:frame>
        <draw:frame draw:style-name="gr16" draw:text-style-name="P15" draw:layer="layout" svg:width="5cm" svg:height="1.026cm" draw:transform="rotate (1.5707963267949) translate (1.54cm 12.5cm)">
          <draw:text-box>
            <text:p text:style-name="P11"><text:span text:style-name="T9">Services métiers</text:span></text:p>
          </draw:text-box>
        </draw:frame>
        <draw:g>
          <draw:rect draw:style-name="gr1" draw:text-style-name="P1" draw:layer="layout" svg:width="21.799cm" svg:height="9.567cm" svg:x="6.401cm" svg:y="4.8cm">
            <text:p/>
          </draw:rect>
          <draw:frame draw:style-name="gr5" draw:text-style-name="P16" xml:id="id21" draw:id="id21" draw:layer="layout" svg:width="3.363cm" svg:height="0.691cm" svg:x="15.825cm" svg:y="5.1cm">
            <draw:text-box>
              <text:p text:style-name="P3"><text:span text:style-name="T10">Service Racine</text:span></text:p>
            </draw:text-box>
          </draw:frame>
          <draw:frame draw:style-name="gr17" draw:text-style-name="P17" draw:layer="layout" svg:width="3.058cm" svg:height="0.649cm" svg:x="10.198cm" svg:y="8.041cm">
            <draw:text-box>
              <text:p text:style-name="P5"><text:span text:style-name="T11">Sous-service 1</text:span></text:p>
            </draw:text-box>
          </draw:frame>
          <draw:frame draw:style-name="gr17" draw:text-style-name="P18" draw:layer="layout" svg:width="3.524cm" svg:height="0.589cm" svg:x="15.794cm" svg:y="8.041cm">
            <draw:text-box>
              <text:p text:style-name="P5"><text:span text:style-name="T12">Sous-service 2</text:span></text:p>
            </draw:text-box>
          </draw:frame>
          <draw:frame draw:style-name="gr18" draw:text-style-name="P17" draw:layer="layout" svg:width="3.058cm" svg:height="0.649cm" svg:x="21.817cm" svg:y="8.041cm">
            <draw:text-box draw:corner-radius="0.087cm">
              <text:p text:style-name="P5"><text:span text:style-name="T11">Sous-service 3</text:span></text:p>
            </draw:text-box>
          </draw:frame>
          <draw:frame draw:style-name="gr19" draw:text-style-name="P17" draw:layer="layout" svg:width="3.325cm" svg:height="0.649cm" svg:x="7.795cm" svg:y="10.164cm">
            <draw:text-box>
              <text:p text:style-name="P5"><text:span text:style-name="T11">Sous-service 11</text:span></text:p>
            </draw:text-box>
          </draw:frame>
          <draw:frame draw:style-name="gr20" draw:text-style-name="P17" draw:layer="layout" svg:width="3.592cm" svg:height="0.649cm" svg:x="6.093cm" svg:y="12.132cm">
            <draw:text-box>
              <text:p text:style-name="P5"><text:span text:style-name="T11">Sous-service 111</text:span></text:p>
            </draw:text-box>
          </draw:frame>
          <draw:frame draw:style-name="gr21" draw:text-style-name="P6" draw:layer="layout" svg:width="1.298cm" svg:height="0.556cm" svg:x="11.18cm" svg:y="12.087cm">
            <draw:text-box>
              <text:p text:style-name="P5"><text:span text:style-name="T2">...</text:span></text:p>
            </draw:text-box>
          </draw:frame>
          <draw:custom-shape draw:style-name="gr8" draw:text-style-name="P2" draw:layer="layout" svg:width="2.593cm" svg:height="0.581cm" svg:x="8cm" svg:y="11.419cm">
            <text:p/>
            <draw:enhanced-geometry svg:viewBox="0 0 1372 307" draw:mirror-horizontal="false" draw:mirror-vertical="false" draw:type="non-primitive" draw:enhanced-path="M 1372 307 L 1372 0 0 0 0 307 N"/>
          </draw:custom-shape>
          <draw:line draw:style-name="gr9" draw:text-style-name="P1" draw:layer="layout" svg:x1="9.297cm" svg:y1="10.97cm" svg:x2="9.297cm" svg:y2="11.42cm">
            <text:p/>
          </draw:line>
          <draw:frame draw:style-name="gr22" draw:text-style-name="P17" draw:layer="layout" svg:width="3.325cm" svg:height="0.649cm" svg:x="12.147cm" svg:y="10.288cm">
            <draw:text-box>
              <text:p text:style-name="P5"><text:span text:style-name="T11">Sous-service 12</text:span></text:p>
            </draw:text-box>
          </draw:frame>
          <draw:frame draw:style-name="gr23" draw:text-style-name="P7" draw:layer="layout" svg:width="3.605cm" svg:height="0.649cm" svg:x="13.196cm" svg:y="12.132cm">
            <draw:text-box>
              <text:p text:style-name="P5"><text:span text:style-name="T11">Sous-service 12n</text:span></text:p>
            </draw:text-box>
          </draw:frame>
          <draw:custom-shape draw:style-name="gr8" draw:text-style-name="P2" draw:layer="layout" svg:width="2.676cm" svg:height="0.454cm" svg:x="12.236cm" svg:y="11.41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13.618cm" svg:y1="10.97cm" svg:x2="13.618cm" svg:y2="11.42cm">
            <text:p/>
          </draw:line>
          <draw:frame draw:style-name="gr24" draw:text-style-name="P17" draw:layer="layout" svg:width="3.325cm" svg:height="0.649cm" svg:x="19.496cm" svg:y="10.288cm">
            <draw:text-box>
              <text:p text:style-name="P5"><text:span text:style-name="T11">Sous-service 31</text:span></text:p>
            </draw:text-box>
          </draw:frame>
          <draw:frame draw:style-name="gr25" draw:text-style-name="P7" draw:layer="layout" svg:width="3.592cm" svg:height="0.649cm" svg:x="17.814cm" svg:y="12.132cm">
            <draw:text-box>
              <text:p text:style-name="P5"><text:span text:style-name="T11">Sous-service 311</text:span></text:p>
            </draw:text-box>
          </draw:frame>
          <draw:custom-shape draw:style-name="gr8" draw:text-style-name="P2" draw:layer="layout" svg:width="2.678cm" svg:height="0.454cm" svg:x="19.58cm" svg:y="11.41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20.964cm" svg:y1="10.97cm" svg:x2="20.964cm" svg:y2="11.42cm">
            <text:p/>
          </draw:line>
          <draw:frame draw:style-name="gr24" draw:text-style-name="P17" draw:layer="layout" svg:width="3.325cm" svg:height="0.649cm" svg:x="23.81cm" svg:y="10.288cm">
            <draw:text-box>
              <text:p text:style-name="P5"><text:span text:style-name="T11">Sous-service 32</text:span></text:p>
            </draw:text-box>
          </draw:frame>
          <draw:frame draw:style-name="gr23" draw:text-style-name="P6" draw:layer="layout" svg:width="1.322cm" svg:height="0.556cm" svg:x="22.9cm" svg:y="12.2cm">
            <draw:text-box>
              <text:p text:style-name="P5"><text:span text:style-name="T2">...</text:span></text:p>
            </draw:text-box>
          </draw:frame>
          <draw:frame draw:style-name="gr25" draw:text-style-name="P7" draw:layer="layout" svg:width="3.749cm" svg:height="0.649cm" svg:x="24.795cm" svg:y="12.132cm">
            <draw:text-box>
              <text:p text:style-name="P5"><text:span text:style-name="T11">Sous-service 32m</text:span></text:p>
            </draw:text-box>
          </draw:frame>
          <draw:custom-shape draw:style-name="gr8" draw:text-style-name="P2" draw:layer="layout" svg:width="2.677cm" svg:height="0.454cm" svg:x="23.902cm" svg:y="11.419cm">
            <text:p/>
            <draw:enhanced-geometry svg:viewBox="0 0 1371 307" draw:mirror-horizontal="false" draw:mirror-vertical="false" draw:type="non-primitive" draw:enhanced-path="M 1371 307 L 1371 0 0 0 0 307 N"/>
          </draw:custom-shape>
          <draw:line draw:style-name="gr9" draw:text-style-name="P1" draw:layer="layout" svg:x1="25.286cm" svg:y1="10.97cm" svg:x2="25.286cm" svg:y2="11.42cm">
            <text:p/>
          </draw:line>
          <draw:line draw:style-name="gr9" draw:text-style-name="P1" draw:layer="layout" svg:x1="9.212cm" svg:y1="10.126cm" svg:x2="9.212cm" svg:y2="9.168cm">
            <text:p/>
          </draw:line>
          <draw:custom-shape draw:style-name="gr8" draw:text-style-name="P2" draw:layer="layout" svg:width="4.409cm" svg:height="0.901cm" svg:x="9.209cm" svg:y="9.168cm">
            <text:p/>
            <draw:enhanced-geometry svg:viewBox="0 0 2257 608" draw:mirror-horizontal="false" draw:mirror-vertical="false" draw:type="non-primitive" draw:enhanced-path="M 0 0 L 2257 0 2257 608 N"/>
          </draw:custom-shape>
          <draw:line draw:style-name="gr9" draw:text-style-name="P1" draw:layer="layout" svg:x1="11.627cm" svg:y1="8.718cm" svg:x2="11.627cm" svg:y2="9.168cm">
            <text:p/>
          </draw:line>
          <draw:custom-shape draw:style-name="gr8" draw:text-style-name="P2" draw:layer="layout" svg:width="4.318cm" svg:height="0.901cm" svg:x="20.965cm" svg:y="9.168cm">
            <text:p/>
            <draw:enhanced-geometry svg:viewBox="0 0 2212 608" draw:mirror-horizontal="false" draw:mirror-vertical="false" draw:type="non-primitive" draw:enhanced-path="M 0 608 L 0 0 2212 0 2212 608 N"/>
          </draw:custom-shape>
          <draw:line draw:style-name="gr9" draw:text-style-name="P1" draw:layer="layout" svg:x1="23.294cm" svg:y1="8.718cm" svg:x2="23.294cm" svg:y2="9.168cm">
            <text:p/>
          </draw:line>
          <draw:custom-shape draw:style-name="gr8" draw:text-style-name="P2" draw:layer="layout" svg:width="11.668cm" svg:height="0.455cm" svg:x="11.627cm" svg:y="7.366cm">
            <text:p/>
            <draw:enhanced-geometry svg:viewBox="0 0 5973 306" draw:mirror-horizontal="false" draw:mirror-vertical="false" draw:type="non-primitive" draw:enhanced-path="M 5973 306 L 5973 0 0 0 0 306 N"/>
          </draw:custom-shape>
          <draw:line draw:style-name="gr9" draw:text-style-name="P1" xml:id="id20" draw:id="id20" draw:layer="layout" svg:x1="17.507cm" svg:y1="7.366cm" svg:x2="17.507cm" svg:y2="7.818cm">
            <text:p/>
          </draw:line>
          <draw:frame draw:style-name="gr26" draw:text-style-name="P17" xml:id="id19" draw:id="id19" draw:layer="layout" svg:width="1.454cm" svg:height="0.649cm" svg:x="8.392cm" svg:y="13.758cm">
            <draw:text-box>
              <text:p text:style-name="P5"><text:span text:style-name="T11">réseau</text:span></text:p>
            </draw:text-box>
          </draw:frame>
          <draw:frame draw:style-name="gr27" draw:text-style-name="P17" draw:layer="layout" svg:width="0.624cm" svg:height="0.649cm" svg:x="6.717cm" svg:y="13.662cm">
            <draw:text-box>
              <text:p text:style-name="P5"><text:span text:style-name="T11">OS</text:span></text:p>
            </draw:text-box>
          </draw:frame>
          <draw:custom-shape draw:style-name="gr8" draw:text-style-name="P2" draw:layer="layout" svg:width="1.99cm" svg:height="0.45cm" svg:x="7.047cm" svg:y="13.224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7.998cm" svg:y1="12.774cm" svg:x2="7.998cm" svg:y2="13.224cm">
            <text:p/>
          </draw:line>
          <draw:custom-shape draw:style-name="gr8" draw:text-style-name="P2" draw:layer="layout" svg:width="1.992cm" svg:height="0.45cm" svg:x="14.132cm" svg:y="13.224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15.084cm" svg:y1="12.774cm" svg:x2="15.084cm" svg:y2="13.224cm">
            <text:p/>
          </draw:line>
          <draw:custom-shape draw:style-name="gr8" draw:text-style-name="P2" draw:layer="layout" svg:width="1.986cm" svg:height="0.45cm" svg:x="18.631cm" svg:y="13.224cm">
            <text:p/>
            <draw:enhanced-geometry svg:viewBox="0 0 1017 304" draw:mirror-horizontal="false" draw:mirror-vertical="false" draw:type="non-primitive" draw:enhanced-path="M 0 304 L 0 0 1017 0 1017 304 N"/>
          </draw:custom-shape>
          <draw:line draw:style-name="gr10" draw:text-style-name="P1" draw:layer="layout" svg:x1="19.58cm" svg:y1="12.774cm" svg:x2="19.58cm" svg:y2="13.224cm">
            <text:p/>
          </draw:line>
          <draw:custom-shape draw:style-name="gr8" draw:text-style-name="P2" draw:layer="layout" svg:width="1.992cm" svg:height="0.45cm" svg:x="25.54cm" svg:y="13.224cm">
            <text:p/>
            <draw:enhanced-geometry svg:viewBox="0 0 1019 304" draw:mirror-horizontal="false" draw:mirror-vertical="false" draw:type="non-primitive" draw:enhanced-path="M 0 304 L 0 0 1019 0 1019 304 N"/>
          </draw:custom-shape>
          <draw:line draw:style-name="gr10" draw:text-style-name="P1" draw:layer="layout" svg:x1="26.492cm" svg:y1="12.774cm" svg:x2="26.492cm" svg:y2="13.224cm">
            <text:p/>
          </draw:line>
          <draw:frame draw:style-name="gr28" draw:text-style-name="P19" draw:layer="layout" svg:width="1.661cm" svg:height="0.649cm" svg:x="9.897cm" svg:y="15.5cm">
            <draw:text-box>
              <text:p text:style-name="P5"><text:span text:style-name="T13">sonde_i</text:span></text:p>
            </draw:text-box>
          </draw:frame>
          <draw:frame draw:style-name="gr3" draw:text-style-name="P6" draw:layer="layout" svg:width="0.739cm" svg:height="0.678cm" svg:x="8.19cm" svg:y="15.481cm">
            <draw:text-box>
              <text:p text:style-name="P5"><text:span text:style-name="T2">...</text:span></text:p>
            </draw:text-box>
          </draw:frame>
          <draw:connector draw:style-name="gr11" draw:text-style-name="P11" draw:layer="layout" draw:type="line" svg:x1="16.121cm" svg:y1="14.303cm" svg:x2="15.215cm" svg:y2="15.476cm" svg:d="m16121 14303-906 1173" svg:viewBox="0 0 907 1174">
            <text:p/>
          </draw:connector>
          <draw:connector draw:style-name="gr11" draw:text-style-name="P11" draw:layer="layout" draw:type="line" svg:x1="16.121cm" svg:y1="14.303cm" svg:x2="17.054cm" svg:y2="15.476cm" svg:d="m16121 14303 933 1173" svg:viewBox="0 0 934 1174">
            <text:p/>
          </draw:connector>
          <draw:connector draw:style-name="gr11" draw:text-style-name="P11" draw:layer="layout" draw:type="line" svg:x1="18.628cm" svg:y1="14.303cm" svg:x2="18.484cm" svg:y2="15.523cm" svg:d="m18628 14303-144 1220" svg:viewBox="0 0 145 1221">
            <text:p/>
          </draw:connector>
          <draw:connector draw:style-name="gr11" draw:text-style-name="P11" draw:layer="layout" draw:type="line" svg:x1="18.628cm" svg:y1="14.303cm" svg:x2="20.053cm" svg:y2="15.492cm" svg:d="m18628 14303 1425 1189" svg:viewBox="0 0 1426 1190">
            <text:p/>
          </draw:connector>
          <draw:connector draw:style-name="gr11" draw:text-style-name="P11" draw:layer="layout" draw:type="line" svg:x1="27.593cm" svg:y1="14.314cm" svg:x2="28.22cm" svg:y2="15.5cm" draw:end-shape="id18" draw:end-glue-point="0" svg:d="m27593 14314 627 1186" svg:viewBox="0 0 628 1187">
            <text:p/>
          </draw:connector>
          <draw:connector draw:style-name="gr11" draw:text-style-name="P11" draw:layer="layout" draw:type="line" svg:x1="6.959cm" svg:y1="14.303cm" svg:x2="5.218cm" svg:y2="15.492cm" svg:d="m6959 14303-1741 1189" svg:viewBox="0 0 1742 1190">
            <text:p/>
          </draw:connector>
          <draw:connector draw:style-name="gr11" draw:text-style-name="P11" draw:layer="layout" draw:type="line" svg:x1="6.959cm" svg:y1="14.303cm" svg:x2="7.058cm" svg:y2="15.492cm" svg:d="m6959 14303 99 1189" svg:viewBox="0 0 100 1190">
            <text:p/>
          </draw:connector>
          <draw:connector draw:style-name="gr11" draw:text-style-name="P11" draw:layer="layout" draw:type="line" svg:x1="9.119cm" svg:y1="14.407cm" svg:x2="8.406cm" svg:y2="15.492cm" draw:start-shape="id19" draw:start-glue-point="2" svg:d="m9119 14407-713 1085" svg:viewBox="0 0 714 1086">
            <text:p/>
          </draw:connector>
          <draw:connector draw:style-name="gr11" draw:text-style-name="P11" draw:layer="layout" draw:type="line" svg:x1="9.119cm" svg:y1="14.407cm" svg:x2="10.368cm" svg:y2="15.492cm" draw:start-shape="id19" draw:start-glue-point="2" svg:d="m9119 14407 1249 1085" svg:viewBox="0 0 1250 1086">
            <text:p/>
          </draw:connector>
          <draw:connector draw:style-name="gr12" draw:text-style-name="P11" draw:layer="layout" draw:type="line" svg:x1="17.507cm" svg:y1="7.366cm" svg:x2="17.506cm" svg:y2="5.791cm" draw:start-shape="id20" draw:start-glue-point="0" draw:end-shape="id21" draw:end-glue-point="2" svg:d="m17507 7366-1-1575" svg:viewBox="0 0 2 1576">
            <text:p/>
          </draw:connector>
          <draw:frame draw:style-name="gr29" draw:layer="layout" svg:width="0.502cm" svg:height="1.187cm" svg:x="19.5cm" svg:y="6cm">
            <draw:text-box>
              <text:p/>
            </draw:text-box>
          </draw:frame>
          <draw:frame draw:style-name="gr28" draw:text-style-name="P19" draw:layer="layout" svg:width="1.805cm" svg:height="0.649cm" svg:x="4.126cm" svg:y="15.501cm">
            <draw:text-box>
              <text:p text:style-name="P5"><text:span text:style-name="T13">sonde_1</text:span></text:p>
            </draw:text-box>
          </draw:frame>
          <draw:frame draw:style-name="gr28" draw:text-style-name="P19" draw:layer="layout" svg:width="1.805cm" svg:height="0.649cm" svg:x="6.226cm" svg:y="15.502cm">
            <draw:text-box>
              <text:p text:style-name="P5"><text:span text:style-name="T13">sonde_2</text:span></text:p>
            </draw:text-box>
          </draw:frame>
          <draw:frame draw:style-name="gr21" draw:text-style-name="P6" draw:layer="layout" svg:width="1.298cm" svg:height="0.556cm" svg:x="11.88cm" svg:y="13.887cm">
            <draw:text-box>
              <text:p text:style-name="P5"><text:span text:style-name="T2">...</text:span></text:p>
            </draw:text-box>
          </draw:frame>
          <draw:frame draw:style-name="gr21" draw:text-style-name="P6" draw:layer="layout" svg:width="1.298cm" svg:height="0.556cm" svg:x="24.8cm" svg:y="13.944cm">
            <draw:text-box>
              <text:p text:style-name="P5"><text:span text:style-name="T2">...</text:span></text:p>
            </draw:text-box>
          </draw:frame>
          <draw:frame draw:style-name="gr28" draw:text-style-name="P19" draw:layer="layout" svg:width="1.661cm" svg:height="0.649cm" svg:x="19.897cm" svg:y="15.5cm">
            <draw:text-box>
              <text:p text:style-name="P5"><text:span text:style-name="T13">sonde_l</text:span></text:p>
            </draw:text-box>
          </draw:frame>
          <draw:frame draw:style-name="gr3" draw:text-style-name="P6" draw:layer="layout" svg:width="0.739cm" svg:height="0.678cm" svg:x="18.19cm" svg:y="15.481cm">
            <draw:text-box>
              <text:p text:style-name="P5"><text:span text:style-name="T2">...</text:span></text:p>
            </draw:text-box>
          </draw:frame>
          <draw:frame draw:style-name="gr28" draw:text-style-name="P19" draw:layer="layout" svg:width="1.666cm" svg:height="0.649cm" svg:x="14.195cm" svg:y="15.501cm">
            <draw:text-box>
              <text:p text:style-name="P5"><text:span text:style-name="T13">sonde_j</text:span></text:p>
            </draw:text-box>
          </draw:frame>
          <draw:frame draw:style-name="gr28" draw:text-style-name="P19" draw:layer="layout" svg:width="1.78cm" svg:height="0.649cm" svg:x="16.039cm" svg:y="15.502cm">
            <draw:text-box>
              <text:p text:style-name="P5"><text:span text:style-name="T13">sonde_k</text:span></text:p>
            </draw:text-box>
          </draw:frame>
          <draw:frame draw:style-name="gr28" draw:text-style-name="P19" xml:id="id18" draw:id="id18" draw:layer="layout" svg:width="1.81cm" svg:height="0.649cm" svg:x="27.315cm" svg:y="15.5cm">
            <draw:text-box>
              <text:p text:style-name="P5"><text:span text:style-name="T13">sonde_n</text:span></text:p>
            </draw:text-box>
          </draw:frame>
          <draw:frame draw:style-name="gr26" draw:text-style-name="P17" draw:layer="layout" svg:width="1.433cm" svg:height="0.649cm" svg:x="15.402cm" svg:y="13.758cm">
            <draw:text-box>
              <text:p text:style-name="P5"><text:span text:style-name="T11">JavaEE</text:span></text:p>
            </draw:text-box>
          </draw:frame>
          <draw:frame draw:style-name="gr26" draw:text-style-name="P17" draw:layer="layout" svg:width="1.259cm" svg:height="0.649cm" svg:x="17.952cm" svg:y="13.7cm">
            <draw:text-box>
              <text:p text:style-name="P5"><text:span text:style-name="T11">LAMP</text:span></text:p>
            </draw:text-box>
          </draw:frame>
          <draw:frame draw:style-name="gr30" draw:text-style-name="P17" draw:layer="layout" svg:width="2.876cm" svg:height="0.691cm" svg:x="26.445cm" svg:y="13.701cm">
            <draw:text-box>
              <text:p text:style-name="P5"><text:span text:style-name="T11">Web Services</text:span></text:p>
            </draw:text-box>
          </draw:frame>
          <draw:frame draw:style-name="gr21" draw:text-style-name="P6" draw:layer="layout" svg:width="1.298cm" svg:height="0.556cm" svg:x="20.4cm" svg:y="13.844cm">
            <draw:text-box>
              <text:p text:style-name="P5"><text:span text:style-name="T2">...</text:span></text:p>
            </draw:text-box>
          </draw:frame>
          <draw:frame draw:style-name="gr21" draw:text-style-name="P6" draw:layer="layout" svg:width="1.298cm" svg:height="0.556cm" svg:x="13.6cm" svg:y="13.744cm">
            <draw:text-box>
              <text:p text:style-name="P5"><text:span text:style-name="T2">...</text:span></text:p>
            </draw:text-box>
          </draw:frame>
          <draw:connector draw:style-name="gr11" draw:text-style-name="P11" draw:layer="layout" draw:type="line" svg:x1="27.593cm" svg:y1="14.314cm" svg:x2="26.648cm" svg:y2="15.61cm" svg:d="m27593 14314-945 1296" svg:viewBox="0 0 946 1297">
            <text:p/>
          </draw:connector>
          <draw:frame draw:style-name="gr21" draw:text-style-name="P6" draw:layer="layout" svg:width="1.298cm" svg:height="0.556cm" svg:x="25.952cm" svg:y="15.602cm">
            <draw:text-box>
              <text:p text:style-name="P5"><text:span text:style-name="T2">...</text:span></text:p>
            </draw:text-box>
          </draw:frame>
          <draw:frame draw:style-name="gr23" draw:text-style-name="P6" draw:layer="layout" svg:width="1.322cm" svg:height="0.556cm" svg:x="16.9cm" svg:y="9.2cm">
            <draw:text-box>
              <text:p text:style-name="P5"><text:span text:style-name="T2">..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19cm" draw:distance="0.019cm"/>
    <draw:stroke-dash draw:name="Dash_20_3" draw:display-name="Dash 3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drigue Chakode</meta:initial-creator>
    <meta:creation-date>2010-12-26T18:18:48</meta:creation-date>
    <dc:date>2013-07-24T12:47:47</dc:date>
    <meta:editing-duration>PT3H4M17S</meta:editing-duration>
    <meta:editing-cycles>35</meta:editing-cycles>
    <meta:generator>LibreOffice/3.6$Linux_X86_64 LibreOffice_project/360m1$Build-304</meta:generator>
    <meta:document-statistic meta:object-count="189"/>
  </office:meta>
</office:document-meta>
</file>